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top" draw:auto-grow-height="false" fo:min-height="7.051cm" fo:min-width="4.802cm"/>
    </style:style>
    <style:style style:name="gr2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top" draw:auto-grow-height="false" fo:min-height="7.051cm" fo:min-width="5.48cm"/>
    </style:style>
    <style:style style:name="gr3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top" draw:auto-grow-height="false" fo:min-height="7.051cm" fo:min-width="5.4cm"/>
    </style:style>
    <style:style style:name="gr4" style:family="graphic" style:parent-style-name="standard" style:list-style-name="L2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3.404cm"/>
    </style:style>
    <style:style style:name="gr5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2.35cm" fo:min-width="4.501cm"/>
    </style:style>
    <style:style style:name="gr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85cm" fo:min-width="4.501cm"/>
    </style:style>
    <style:style style:name="gr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951cm" fo:min-width="4.5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  <style:text-properties fo:color="#000000" fo:font-size="13.6000003814697pt"/>
    </style:style>
    <style:style style:name="P4" style:family="paragraph">
      <loext:graphic-properties draw:fill="solid" draw:fill-color="#ffffff"/>
      <style:paragraph-properties fo:text-align="start"/>
      <style:text-properties fo:color="#000000"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/>
      <style:text-properties fo:color="#000000"/>
    </style:style>
    <style:style style:name="P6" style:family="paragraph">
      <loext:graphic-properties draw:fill="solid" draw:fill-color="#ffffff" draw:opacity="100%"/>
      <style:paragraph-properties fo:text-align="center"/>
      <style:text-properties fo:color="#000000" fo:font-size="12pt" style:font-size-asian="12pt" style:font-size-complex="12pt"/>
    </style:style>
    <style:style style:name="P7" style:family="paragraph">
      <loext:graphic-properties draw:fill="solid" draw:fill-color="#ffffff" draw:opacity="100%"/>
      <style:paragraph-properties fo:text-align="start"/>
      <style:text-properties fo:color="#000000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3.6000003814697pt"/>
    </style:style>
    <style:style style:name="T3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2" draw:id="id2" draw:layer="layout" svg:width="5.302cm" svg:height="7.301cm" svg:x="6.691cm" svg:y="1.195cm">
          <text:p text:style-name="P1"><text:span text:style-name="T1"/></text:p>
          <text:p text:style-name="P1"><text:span text:style-name="T2">Data</text:span></text:p>
          <text:p text:style-name="P1"><text:span text:style-name="T2">Preprocessing</text:span></text:p>
          <text:list text:style-name="L1">
            <text:list-header>
              <text:p text:style-name="P2"><text:span text:style-name="T1"/></text:p>
            </text:list-header>
            <text:list-item>
              <text:p text:style-name="P2"><text:span text:style-name="T1">Extracts relevant data </text:span></text:p>
              <text:p text:style-name="P2"><text:span text:style-name="T1">from the MIMIC III </text:span></text:p>
              <text:p text:style-name="P2"><text:span text:style-name="T1">database</text:span></text:p>
            </text:list-item>
            <text:list-item>
              <text:p text:style-name="P2"><text:span text:style-name="T1">Removed stopwords </text:span></text:p>
              <text:p text:style-name="P2"><text:span text:style-name="T1">and ICD9 labels</text:span></text:p>
            </text:list-item>
            <text:list-item>
              <text:p text:style-name="P2"><text:span text:style-name="T1">Removed words </text:span></text:p>
              <text:p text:style-name="P2"><text:span text:style-name="T1">inside brackers [** **]</text:span></text:p>
              <text:p text:style-name="P2"><text:span text:style-name="T1">(deidentified info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98cm" svg:height="7.301cm" svg:x="13.392cm" svg:y="1.195cm">
          <text:p text:style-name="P1"><text:span text:style-name="T1"/></text:p>
          <text:p text:style-name="P1"><text:span text:style-name="T2">Feature Extraction</text:span></text:p>
          <text:p text:style-name="P1"><text:span text:style-name="T1">(extract features from texts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7.301cm" svg:x="20.691cm" svg:y="1.195cm">
          <text:p text:style-name="P1"><text:span text:style-name="T1"/></text:p>
          <text:p text:style-name="P1"><text:span text:style-name="T2">Model </text:span></text:p>
          <text:p text:style-name="P1"><text:span text:style-name="T2">Training and 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903cm" svg:height="3.2cm" svg:x="1.3cm" svg:y="3.25cm">
          <text:p text:style-name="P2"><text:span text:style-name="T3">NOTEEVENTS-2.csv</text:span></text:p>
          <text:p text:style-name="P2"><text:span text:style-name="T3">- admission text notes</text:span></text:p>
          <text:p text:style-name="P2"><text:span text:style-name="T3">DIAGNOSES_ICD.csv</text:span></text:p>
          <text:p text:style-name="P2"><text:span text:style-name="T3">- admission icd9 cod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5" draw:layer="layout" draw:type="line" svg:x1="5.203cm" svg:y1="4.85cm" svg:x2="6.691cm" svg:y2="4.845cm" draw:start-shape="id1" draw:start-glue-point="8" draw:end-shape="id2" draw:end-glue-point="3" svg:d="M5203 4850l1488-5" svg:viewBox="0 0 1489 6">
          <text:p/>
        </draw:connector>
        <draw:connector draw:style-name="gr5" draw:text-style-name="P5" draw:layer="layout" draw:type="line" svg:x1="11.993cm" svg:y1="4.845cm" svg:x2="13.392cm" svg:y2="4.845cm" draw:start-shape="id2" draw:start-glue-point="1" draw:end-shape="id3" draw:end-glue-point="3" svg:d="M11993 4845h1399" svg:viewBox="0 0 1400 1">
          <text:p/>
        </draw:connector>
        <draw:custom-shape draw:style-name="gr6" draw:text-style-name="P6" xml:id="id4" draw:id="id4" draw:layer="layout" svg:width="5.001cm" svg:height="2.6cm" svg:x="13.892cm" svg:y="2.996cm">
          <text:p text:style-name="P1"><text:span text:style-name="T1">Nonsequential Features</text:span></text:p>
          <text:list text:style-name="L1">
            <text:list-item>
              <text:p text:style-name="P2"><text:span text:style-name="T1">tfidf</text:span></text:p>
            </text:list-item>
            <text:list-item>
              <text:p text:style-name="P2"><text:span text:style-name="T1">word2vec</text:span></text:p>
            </text:list-item>
            <text:list-item>
              <text:p text:style-name="P2"><text:span text:style-name="T1">doc2ve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5.001cm" svg:height="2.1cm" svg:x="13.892cm" svg:y="5.995cm">
          <text:p text:style-name="P1"><text:span text:style-name="T1">Sequential Features</text:span></text:p>
          <text:list text:style-name="L1">
            <text:list-item>
              <text:p text:style-name="P2"><text:span text:style-name="T1">word sequence</text:span></text:p>
            </text:list-item>
            <text:list-item>
              <text:p text:style-name="P2"><text:span text:style-name="T1">embedding matri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5.001cm" svg:height="2.6cm" svg:x="21.192cm" svg:y="2.996cm">
          <text:p text:style-name="P2"><text:span text:style-name="T1">Baseline Models</text:span></text:p>
          <text:list text:style-name="L1">
            <text:list-item>
              <text:p text:style-name="P2"><text:span text:style-name="T1">Logistic Regression</text:span></text:p>
            </text:list-item>
            <text:list-item>
              <text:p text:style-name="P2"><text:span text:style-name="T1">Random Forest</text:span></text:p>
            </text:list-item>
            <text:list-item>
              <text:p text:style-name="P2"><text:span text:style-name="T1">Feed-Forward </text:span></text:p>
              <text:p text:style-name="P2"><text:span text:style-name="T1">Neural Networ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5.001cm" svg:height="2.201cm" svg:x="21.192cm" svg:y="5.995cm">
          <text:p text:style-name="P2"><text:span text:style-name="T1">Deep Learning Models</text:span></text:p>
          <text:list text:style-name="L1">
            <text:list-item>
              <text:p text:style-name="P2"><text:span text:style-name="T1">Conv1D</text:span></text:p>
            </text:list-item>
            <text:list-item>
              <text:p text:style-name="P2"><text:span text:style-name="T1">LSTM</text:span></text:p>
            </text:list-item>
            <text:list-item>
              <text:p text:style-name="P2"><text:span text:style-name="T1">GRU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8.893cm" svg:y1="4.296cm" svg:x2="21.192cm" svg:y2="4.296cm" draw:start-shape="id4" draw:start-glue-point="1" draw:end-shape="id5" draw:end-glue-point="3" svg:d="M18893 4296h2299" svg:viewBox="0 0 2300 1">
          <text:p/>
        </draw:connector>
        <draw:connector draw:style-name="gr5" draw:text-style-name="P5" draw:layer="layout" draw:type="line" svg:x1="18.893cm" svg:y1="7.045cm" svg:x2="21.192cm" svg:y2="7.095cm" draw:start-shape="id6" draw:start-glue-point="1" draw:end-shape="id7" draw:end-glue-point="3" svg:d="M18893 7045l2299 50" svg:viewBox="0 0 2300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0:11:25.812601364</meta:creation-date>
    <dc:date>2017-04-24T11:34:35.943431453</dc:date>
    <meta:editing-duration>PT5M4S</meta:editing-duration>
    <meta:editing-cycles>5</meta:editing-cycles>
    <meta:generator>LibreOffice/5.2.6.2$Linux_X86_64 LibreOffice_project/20m0$Build-2</meta:generator>
    <meta:document-statistic meta:object-count="12"/>
  </office:meta>
</office:document-meta>
</file>